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dd64" officeooo:paragraph-rsid="000d9050"/>
    </style:style>
    <style:style style:name="P2" style:family="paragraph" style:parent-style-name="Standard">
      <style:text-properties fo:font-weight="bold" officeooo:rsid="0022dd64" officeooo:paragraph-rsid="000d9050" style:font-weight-asian="bold" style:font-weight-complex="bold"/>
    </style:style>
    <style:style style:name="P3" style:family="paragraph" style:parent-style-name="Standard">
      <style:text-properties fo:font-weight="bold" officeooo:rsid="0025abbe" officeooo:paragraph-rsid="000d9050" style:font-weight-asian="bold" style:font-weight-complex="bold"/>
    </style:style>
    <style:style style:name="P4" style:family="paragraph" style:parent-style-name="Standard">
      <style:text-properties fo:font-weight="normal" officeooo:rsid="0022dd64" officeooo:paragraph-rsid="000d9050" style:font-weight-asian="normal" style:font-weight-complex="normal"/>
    </style:style>
    <style:style style:name="P5" style:family="paragraph" style:parent-style-name="Standard">
      <style:text-properties fo:font-weight="normal" officeooo:rsid="0025abbe" officeooo:paragraph-rsid="000d9050" style:font-weight-asian="normal" style:font-weight-complex="normal"/>
    </style:style>
    <style:style style:name="P6" style:family="paragraph" style:parent-style-name="Standard">
      <style:text-properties officeooo:rsid="00292cd2" officeooo:paragraph-rsid="000d9050"/>
    </style:style>
    <style:style style:name="P7" style:family="paragraph" style:parent-style-name="Standard">
      <style:text-properties officeooo:paragraph-rsid="000d9050"/>
    </style:style>
    <style:style style:name="P8" style:family="paragraph" style:parent-style-name="Standard">
      <style:text-properties fo:font-size="13pt" officeooo:paragraph-rsid="000d9050" fo:background-color="#ffff00" style:font-size-asian="13pt" style:font-size-complex="13pt"/>
    </style:style>
    <style:style style:name="T1" style:family="text">
      <style:text-properties officeooo:rsid="002a0ab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5a2b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45a2b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25abbe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a0ab2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5abbe" style:font-style-asian="normal" style:font-style-complex="normal"/>
    </style:style>
    <style:style style:name="T10" style:family="text">
      <style:text-properties officeooo:rsid="0025abbe"/>
    </style:style>
    <style:style style:name="T11" style:family="text">
      <style:text-properties officeooo:rsid="0022dd6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2cd2" style:font-weight-asian="bold" style:font-weight-complex="bold"/>
    </style:style>
    <style:style style:name="T14" style:family="text">
      <style:text-properties fo:font-weight="bold" officeooo:rsid="000d9050" style:font-weight-asian="bold" style:font-weight-complex="bold"/>
    </style:style>
    <style:style style:name="T15" style:family="text">
      <style:text-properties fo:font-weight="bold" officeooo:rsid="0025abbe" style:font-weight-asian="bold" style:font-weight-complex="bold"/>
    </style:style>
    <style:style style:name="T16" style:family="text">
      <style:text-properties fo:font-weight="bold" officeooo:rsid="002a0ab2" style:font-weight-asian="bold" style:font-weight-complex="bold"/>
    </style:style>
    <style:style style:name="T17" style:family="text">
      <style:text-properties officeooo:rsid="00292cd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5abbe" style:font-weight-asian="normal" style:font-weight-complex="normal"/>
    </style:style>
    <style:style style:name="T20" style:family="text">
      <style:text-properties fo:font-weight="normal" officeooo:rsid="002a0ab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4">SPECIFICA DEI TIPI DI DATO - <text:s/></text:span>Post con feedback e specifica dell'operazione "prezzo"</text:p>
      <text:p text:style-name="P2"/>
      <text:p text:style-name="P2"/>
      <text:p text:style-name="P2"/>
      <text:p text:style-name="P2">SPECIFICA DELLA CLASSE Asta:</text:p>
      <text:p text:style-name="P2"/>
      <text:p text:style-name="P4"><text:span text:style-name="T4">[V.Asta.Prezzo</text:span><text:span text:style-name="T5">TempoReale</text:span><text:span text:style-name="T4">]</text:span><text:span text:style-name="T2"> </text:span><text:span text:style-name="T8">Il prezzo corrente dell'asta al momento </text:span><text:span text:style-name="T9">(in un certo lasso di tempo)</text:span><text:span text:style-name="T8"> i è uguale al prezzo iniziale più il numero di offerte </text:span><text:span text:style-name="T9">effettuate</text:span><text:span text:style-name="T8"> al momento </text:span><text:span text:style-name="T9">(bid)</text:span><text:span text:style-name="T8"> ≤ </text:span><text:span text:style-name="T9"><text:s/></text:span><text:span text:style-name="T8">i volte l'offerta </text:span><text:span text:style-name="T9">di rialzo.</text:span></text:p>
      <text:p text:style-name="P4"/>
      <text:p text:style-name="P4">Per ogni <text:span text:style-name="T12">a:Asta </text:span>e <text:span text:style-name="T12">i:DataOra</text:span> tale che <text:span text:style-name="T4">a.pubblicazione &lt; i &lt; a.scadenza</text:span>, <text:span text:style-name="T10">così da evitare incongruenze con DataOra dell’asta.</text:span></text:p>
      <text:p text:style-name="P4"/>
      <text:p text:style-name="P5">Inoltre per ogni a:Asta e i:DataOra (istante) che è compreso fra a.pubblicazione e a.scadenza dell’asta:</text:p>
      <text:p text:style-name="P5"/>
      <text:p text:style-name="P5">- Contiamo tutti i bid associati ad a:Asta con i:DataOra (istante) che sia <text:span text:style-name="T11">≤ </text:span>i</text:p>
      <text:p text:style-name="P5">- Per il prezzo in tempo reale utilizziamo la formula:</text:p>
      <text:p text:style-name="P5"/>
      <text:p text:style-name="P3">a.prezzo(i) = a.prezzoIniziale + numeroDeiBid <text:span text:style-name="T11">× </text:span>a.prezzoRialzo</text:p>
      <text:p text:style-name="P5"/>
      <text:p text:style-name="P1"/>
      <text:p text:style-name="P1"/>
      <text:p text:style-name="P1">--------------------------------- <text:s/><text:span text:style-name="T13">SPECIFICA DELLE OPERAZIONI <text:s/></text:span><text:span text:style-name="T17">-----------------------------------------</text:span></text:p>
      <text:p text:style-name="P1"/>
      <text:p text:style-name="P1"/>
      <text:p text:style-name="P6">Classe <text:span text:style-name="T12">ASTA </text:span><text:span text:style-name="T18">specifica dell’</text:span>operazione <text:span text:style-name="T12">“prezzo”</text:span>:</text:p>
      <text:p text:style-name="P6"/>
      <text:p text:style-name="P1"><text:span text:style-name="T8">Operazione: </text:span><text:span text:style-name="T12">prezzo(i: DataOra): Reale</text:span></text:p>
      <text:p text:style-name="P1"/>
      <text:p text:style-name="P1">Pre-condizioni:</text:p>
      <text:p text:style-name="P1">- <text:span text:style-name="T17">L’istante di tempo </text:span><text:span text:style-name="T13">(</text:span><text:span text:style-name="T12">i</text:span><text:span text:style-name="T13">)</text:span><text:span text:style-name="T12"> </text:span>deve essere compreso tra <text:span text:style-name="T12">la pubblicazione e la scadenza dell’asta</text:span></text:p>
      <text:p text:style-name="P1">- L'asta è <text:span text:style-name="T12">attiva</text:span> a tale <text:span text:style-name="T12">istante </text:span><text:span text:style-name="T13">di tempo definito</text:span><text:span text:style-name="T17">.</text:span></text:p>
      <text:p text:style-name="P1"/>
      <text:p text:style-name="P1">Post-condizioni:</text:p>
      <text:p text:style-name="P1">- <text:span text:style-name="T15">a.prezzo(i) = a.prezzoIniziale + numeroDeiBid </text:span><text:span text:style-name="T16">(i) </text:span><text:span text:style-name="T12">× </text:span><text:span text:style-name="T15">a.prezzoRialzo</text:span></text:p>
      <text:p text:style-name="P7"><text:span text:style-name="T11"><text:s text:c="4"/>dove </text:span><text:span text:style-name="T6">numeroDeiBid </text:span><text:span text:style-name="T7">(i) </text:span><text:span text:style-name="T20">sono il </text:span><text:span text:style-name="T7">numero dei bid (b) associati all’asta (a) </text:span><text:span text:style-name="T20">tale che </text:span><text:span text:style-name="T7">b.istante &lt;= i</text:span></text:p>
      <text:p text:style-name="P1"/>
      <text:p text:style-name="P1">Vincoli:</text:p>
      <text:p text:style-name="P1">- <text:span text:style-name="T1">a.</text:span>prezzoIniziale &gt; 0</text:p>
      <text:p text:style-name="P1">- <text:span text:style-name="T1">a.prezzoRialzo </text:span><text:s/>&gt;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1:14:09.124148419</meta:creation-date>
    <dc:date>2025-05-28T11:17:34.972556665</dc:date>
    <meta:editing-duration>PT3M26S</meta:editing-duration>
    <meta:editing-cycles>1</meta:editing-cycles>
    <meta:document-statistic meta:table-count="0" meta:image-count="0" meta:object-count="0" meta:page-count="1" meta:paragraph-count="20" meta:word-count="193" meta:character-count="1319" meta:non-whitespace-character-count="1137"/>
    <meta:generator>LibreOffice/7.3.7.2$Linux_X86_64 LibreOffice_project/30$Build-2</meta:generator>
  </office:meta>
</office:document-meta>
</file>